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198a8a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top" draw:fit-to-contour="false"/>
    </style:style>
    <style:style style:name="gr11" style:family="graphic" style:parent-style-name="objectwithoutfill">
      <style:graphic-properties svg:stroke-color="#b84700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none" draw:fill="none" fo:min-height="0.244cm"/>
    </style:style>
    <style:style style:name="gr18" style:family="graphic" style:parent-style-name="objectwithoutfill">
      <style:graphic-properties svg:stroke-color="#83caff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32cm"/>
    </style:style>
    <style:style style:name="gr22" style:family="graphic" style:parent-style-name="objectwithoutfill">
      <style:graphic-properties svg:stroke-color="#008080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text-properties fo:color="#004586" fo:font-size="8pt" style:font-size-asian="8pt" style:font-size-complex="8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198a8a" fo:font-size="8pt" style:font-size-asian="8pt" style:font-size-complex="8pt"/>
    </style:style>
    <style:style style:name="P12" style:family="paragraph">
      <style:text-properties fo:color="#ff0000" fo:font-size="18pt"/>
    </style:style>
    <style:style style:name="P13" style:family="paragraph">
      <style:text-properties fo:color="#b84700" fo:font-size="8pt" style:font-size-asian="8pt" style:font-size-complex="8pt"/>
    </style:style>
    <style:style style:name="P14" style:family="paragraph">
      <style:paragraph-properties fo:text-align="end"/>
      <style:text-properties fo:color="#b84700" fo:font-size="8pt" style:font-size-asian="8pt" style:font-size-complex="8pt"/>
    </style:style>
    <style:style style:name="P15" style:family="paragraph">
      <style:paragraph-properties fo:text-align="start"/>
      <style:text-properties fo:font-size="6pt" style:font-size-asian="6pt" style:font-size-complex="6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color="#000000" fo:font-size="8pt"/>
    </style:style>
    <style:style style:name="P18" style:family="paragraph">
      <style:text-properties fo:font-size="6pt" style:font-size-asian="6pt" style:font-size-complex="6pt"/>
    </style:style>
    <style:style style:name="P19" style:family="paragraph">
      <style:paragraph-properties fo:text-align="start"/>
      <style:text-properties fo:font-size="15pt" style:font-size-asian="15pt" style:font-size-complex="15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4586"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198a8a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198a8a" fo:font-size="8pt" style:font-size-asian="8pt" style:font-size-complex="8pt"/>
    </style:style>
    <style:style style:name="T9" style:family="text">
      <style:text-properties fo:color="#ff0000" fo:font-size="18pt"/>
    </style:style>
    <style:style style:name="T10" style:family="text">
      <style:text-properties fo:color="#b847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b84700" fo:font-size="8pt" style:font-size-asian="8pt" style:font-size-complex="8pt"/>
    </style:style>
    <style:style style:name="T12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6cm" svg:height="1.5cm" svg:x="4.1cm" svg:y="1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6cm" svg:height="1.5cm" svg:x="17cm" svg:y="8cm">
          <text:p text:style-name="P3"><text:span text:style-name="T2">Gem 1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9" draw:id="id9" draw:layer="layout" svg:width="2.6cm" svg:height="1.5cm" svg:x="25cm" svg:y="2.7cm">
          <text:p text:style-name="P3"><text:span text:style-name="T1">Kreis1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2.6cm" svg:height="1.5cm" svg:x="20.5cm" svg:y="1cm">
          <text:p text:style-name="P3"><text:span text:style-name="T1">Land1</text:span><text:span text:style-name="T1"><text:line-break/></text:span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2.6cm" svg:height="1.5cm" svg:x="14.3cm" svg:y="1cm">
          <text:p text:style-name="P1"><text:span text:style-name="T1">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6cm" svg:height="1.5cm" svg:x="9.7cm" svg:y="1cm">
          <text:p text:style-name="P1"><text:span text:style-name="T1">Rä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2.6cm" svg:height="1.5cm" svg:x="23.1cm" svg:y="8cm">
          <text:p text:style-name="P3"><text:span text:style-name="T2">Gem 3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2.6cm" svg:height="1.5cm" svg:x="20.1cm" svg:y="8cm">
          <text:p text:style-name="P3"><text:span text:style-name="T2">Gem 2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1" draw:id="id11" draw:layer="layout" svg:width="2.6cm" svg:height="1.5cm" svg:x="26.1cm" svg:y="8cm">
          <text:p text:style-name="P3"><text:span text:style-name="T2">Gem 4</text:span><text:span text:style-name="T2"><text:line-break/></text:span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s" svg:x1="6.7cm" svg:y1="1.75cm" svg:x2="9.7cm" svg:y2="1.75cm" draw:start-shape="id1" draw:start-glue-point="1" draw:end-shape="id2" draw:end-glue-point="3" svg:d="m6700 1750h502 1997 501" svg:viewBox="0 0 3001 1">
          <text:p text:style-name="P1"><text:span text:style-name="T4">ANWENDUNGSOBJEKT</text:span></text:p>
          <text:p text:style-name="P1"><text:span text:style-name="T4"/></text:p>
        </draw:connector>
        <draw:frame draw:style-name="gr5" draw:text-style-name="P8" draw:layer="layout" svg:width="0.502cm" svg:height="0.887cm" svg:x="18.8cm" svg:y="3.4cm">
          <draw:text-box>
            <text:p><text:span text:style-name="T3"/></text:p>
            <text:p><text:span text:style-name="T3"/></text:p>
          </draw:text-box>
        </draw:frame>
        <draw:custom-shape draw:style-name="gr6" draw:text-style-name="P9" xml:id="id4" draw:id="id4" draw:layer="layout" svg:width="3.5cm" svg:height="1.3cm" svg:x="2cm" svg:y="9.5cm">
          <text:p text:style-name="P1"><text:span text:style-name="T5">Bevölkerung</text:span></text:p>
          <text:p text:style-name="P1"><text:span text:style-name="T6">rel_typ: B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7cm" svg:y1="8.75cm" svg:x2="5.5cm" svg:y2="10.15cm" draw:start-shape="id3" draw:end-shape="id4" svg:d="m17000 8750h-501l-10498 1400h-501" svg:viewBox="0 0 11501 1401">
          <text:p/>
        </draw:connector>
        <draw:custom-shape draw:style-name="gr6" draw:text-style-name="P9" xml:id="id5" draw:id="id5" draw:layer="layout" svg:width="3.5cm" svg:height="1.2cm" svg:x="1.7cm" svg:y="17cm">
          <text:p text:style-name="P1"><text:span text:style-name="T5">Fläche</text:span></text:p>
          <text:p text:style-name="P1"><text:span text:style-name="T6">rel_typ: F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8.3cm" svg:y1="9.5cm" svg:x2="5.2cm" svg:y2="17.6cm" draw:start-shape="id3" draw:start-glue-point="2" draw:end-shape="id5" draw:end-glue-point="1" svg:d="m18300 9500v502l-12598 7598h-502" svg:viewBox="0 0 13101 8101">
          <text:p/>
        </draw:connector>
        <draw:frame draw:style-name="gr5" draw:text-style-name="P11" draw:layer="layout" svg:width="2.073cm" svg:height="1.217cm" svg:x="9.804cm" svg:y="8.183cm">
          <draw:text-box>
            <text:p text:style-name="P10"><text:span text:style-name="T7">BEV </text:span></text:p>
            <text:p text:style-name="P10"><text:span text:style-name="T8">d: 20001231</text:span></text:p>
            <text:p text:style-name="P10"><text:span text:style-name="T8">wert: <text:s text:c="2"/>2078</text:span></text:p>
          </draw:text-box>
        </draw:frame>
        <draw:custom-shape draw:style-name="gr8" draw:text-style-name="P2" xml:id="id6" draw:id="id6" draw:layer="layout" svg:width="3.4cm" svg:height="0.9cm" svg:x="1cm" svg:y="4.2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2.7cm" svg:y1="5.1cm" svg:x2="3.75cm" svg:y2="9.5cm" draw:start-shape="id6" draw:start-glue-point="2" draw:end-shape="id4" svg:d="m2700 5100v502l1050 3397v501" svg:viewBox="0 0 1051 4401">
          <text:p text:style-name="P1"><text:span text:style-name="T4">INDIKATOR</text:span></text:p>
        </draw:connector>
        <draw:frame draw:style-name="gr5" draw:text-style-name="P11" draw:layer="layout" svg:width="2.073cm" svg:height="1.217cm" svg:x="10.6cm" svg:y="12.183cm">
          <draw:text-box>
            <text:p text:style-name="P10"><text:span text:style-name="T7">FL</text:span></text:p>
            <text:p text:style-name="P10"><text:span text:style-name="T8">d: 20001231</text:span></text:p>
            <text:p text:style-name="P10"><text:span text:style-name="T8">wert: <text:s/>2300</text:span></text:p>
          </draw:text-box>
        </draw:frame>
        <draw:connector draw:style-name="gr4" draw:text-style-name="P7" draw:layer="layout" svg:x1="12.3cm" svg:y1="1.75cm" svg:x2="14.3cm" svg:y2="1.75cm" draw:start-shape="id2" draw:start-glue-point="1" draw:end-shape="id7" draw:end-glue-point="3" svg:d="m12300 1750h2000" svg:viewBox="0 0 2001 1">
          <text:p text:style-name="P1"><text:span text:style-name="T4">RAUM</text:span></text:p>
          <text:p text:style-name="P1"><text:span text:style-name="T4"/></text:p>
        </draw:connector>
        <draw:connector draw:style-name="gr4" draw:text-style-name="P7" draw:layer="layout" svg:x1="16.9cm" svg:y1="1.75cm" svg:x2="20.5cm" svg:y2="1.75cm" draw:start-shape="id7" draw:start-glue-point="1" draw:end-shape="id8" draw:end-glue-point="3" svg:d="m16900 1750h3600" svg:viewBox="0 0 3601 1">
          <text:p text:style-name="P1"><text:span text:style-name="T4">TEIL</text:span></text:p>
          <text:p text:style-name="P1"><text:span text:style-name="T4"/></text:p>
        </draw:connector>
        <draw:connector draw:style-name="gr10" draw:text-style-name="P1" draw:layer="layout" draw:line-skew="0.298cm" svg:x1="23.1cm" svg:y1="1.75cm" svg:x2="27.6cm" svg:y2="3.45cm" draw:start-shape="id8" draw:start-glue-point="1" draw:end-shape="id9" draw:end-glue-point="1" svg:d="m23100 1750h5300v1700h-800" svg:viewBox="0 0 5301 1701">
          <text:p text:style-name="P1"><text:span text:style-name="T4">TEIL</text:span></text:p>
        </draw:connector>
        <draw:custom-shape draw:style-name="gr1" draw:text-style-name="P2" xml:id="id10" draw:id="id10" draw:layer="layout" svg:width="0.9cm" svg:height="1.5cm" svg:x="1cm" svg:y="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s" svg:x1="1.9cm" svg:y1="1.75cm" svg:x2="4.1cm" svg:y2="1.75cm" draw:start-shape="id10" draw:end-shape="id1" draw:end-glue-point="3" svg:d="m1900 1750h502 1197 501" svg:viewBox="0 0 2201 1">
          <text:p text:style-name="P1"><text:span text:style-name="T4">ANWENDUNG</text:span></text:p>
          <text:p text:style-name="P1"><text:span text:style-name="T4"/></text:p>
        </draw:connector>
        <draw:connector draw:style-name="gr4" draw:text-style-name="P7" draw:layer="layout" draw:type="curve" svg:x1="26.3cm" svg:y1="4.2cm" svg:x2="27.4cm" svg:y2="8cm" draw:start-shape="id9" draw:start-glue-point="2" draw:end-shape="id11" draw:end-glue-point="0" svg:d="m26300 4200c0 2851 1100 952 1100 3800" svg:viewBox="0 0 1101 3801">
          <text:p text:style-name="P1"><text:span text:style-name="T4">TEIL</text:span></text:p>
          <text:p text:style-name="P1"><text:span text:style-name="T4"/></text:p>
          <text:p text:style-name="P1"><text:span text:style-name="T4"/></text:p>
        </draw:connector>
        <draw:connector draw:style-name="gr4" draw:text-style-name="P7" draw:layer="layout" draw:type="curve" svg:x1="26.3cm" svg:y1="4.201cm" svg:x2="24.4cm" svg:y2="8cm" draw:end-shape="id12" draw:end-glue-point="0" svg:d="m26300 4201c0 2473-1900 574-1900 3799" svg:viewBox="0 0 1901 3800">
          <text:p text:style-name="P1"><text:span text:style-name="T4">TEIL</text:span></text:p>
        </draw:connector>
        <draw:connector draw:style-name="gr4" draw:text-style-name="P7" draw:layer="layout" draw:type="curve" svg:x1="26.301cm" svg:y1="4.202cm" svg:x2="21.4cm" svg:y2="8cm" draw:end-shape="id13" draw:end-glue-point="0" svg:d="m26301 4202c0 2473-4901 575-4901 3798" svg:viewBox="0 0 4902 3799">
          <text:p text:style-name="P1"><text:span text:style-name="T4">TEIL</text:span></text:p>
          <text:p text:style-name="P1"><text:span text:style-name="T4"/></text:p>
        </draw:connector>
        <draw:connector draw:style-name="gr4" draw:text-style-name="P7" draw:layer="layout" draw:type="curve" svg:x1="26.301cm" svg:y1="4.202cm" svg:x2="18.3cm" svg:y2="8cm" draw:end-shape="id3" draw:end-glue-point="0" svg:d="m26301 4202c0 2473-8001 575-8001 3798" svg:viewBox="0 0 8002 3799">
          <text:p text:style-name="P1"><text:span text:style-name="T4">TEIL</text:span></text:p>
          <text:p text:style-name="P1"><text:span text:style-name="T4"/></text:p>
        </draw:connector>
        <draw:connector draw:style-name="gr9" draw:text-style-name="P1" draw:layer="layout" draw:type="curve" draw:line-skew="-4.382cm" svg:x1="2.7cm" svg:y1="5.1cm" svg:x2="1.7cm" svg:y2="17.6cm" draw:start-shape="id6" draw:start-glue-point="2" draw:end-shape="id5" draw:end-glue-point="3" svg:d="m2700 5100c0 2353-751 1961-1189 4497s-562 8003 189 8003" svg:viewBox="0 0 1542 12501">
          <text:p text:style-name="P1"><text:span text:style-name="T4">INDIKATOR</text:span></text:p>
        </draw:connector>
        <draw:connector draw:style-name="gr4" draw:text-style-name="P1" draw:layer="layout" draw:type="curve" svg:x1="5.4cm" svg:y1="2.5cm" svg:x2="2.7cm" svg:y2="4.2cm" draw:start-shape="id1" draw:start-glue-point="2" draw:end-shape="id6" draw:end-glue-point="0" svg:d="m5400 2500c0 1276-2700 427-2700 1700" svg:viewBox="0 0 2701 1701">
          <text:p text:style-name="P1"><text:span text:style-name="T4">ANWENDUNGSOBJEKT</text:span></text:p>
        </draw:connector>
        <draw:frame draw:style-name="gr5" draw:text-style-name="P12" draw:layer="layout" svg:width="7.203cm" svg:height="0.963cm" svg:x="15.491cm" svg:y="18.438cm">
          <draw:text-box>
            <text:p><text:span text:style-name="T9">IST-Zustand Datenbank</text:span></text:p>
          </draw:text-box>
        </draw:frame>
      </draw:page>
      <draw:page draw:name="page2" draw:style-name="dp1" draw:master-page-name="Standard">
        <draw:custom-shape draw:style-name="gr1" draw:text-style-name="P2" xml:id="id14" draw:id="id14" draw:layer="layout" svg:width="2.6cm" svg:height="1.5cm" svg:x="4.1cm" svg:y="1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6cm" svg:height="1.5cm" svg:x="10.2cm" svg:y="7.901cm">
          <text:p text:style-name="P3"><text:span text:style-name="T2">Gem 1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5" draw:id="id25" draw:layer="layout" svg:width="2.6cm" svg:height="1.5cm" svg:x="25cm" svg:y="2.7cm">
          <text:p text:style-name="P3"><text:span text:style-name="T1">Kreis1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4" draw:id="id24" draw:layer="layout" svg:width="2.6cm" svg:height="1.5cm" svg:x="20.5cm" svg:y="1cm">
          <text:p text:style-name="P3"><text:span text:style-name="T1">Land1</text:span><text:span text:style-name="T1"><text:line-break/></text:span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2.6cm" svg:height="1.5cm" svg:x="14.3cm" svg:y="1cm">
          <text:p text:style-name="P1"><text:span text:style-name="T1">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2.6cm" svg:height="1.5cm" svg:x="9.7cm" svg:y="1cm">
          <text:p text:style-name="P1"><text:span text:style-name="T1">Rä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6cm" svg:height="1.5cm" svg:x="19.231cm" svg:y="7.9cm">
          <text:p text:style-name="P3"><text:span text:style-name="T2">Gem 3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2.6cm" svg:height="1.5cm" svg:x="15.677cm" svg:y="7.9cm">
          <text:p text:style-name="P3"><text:span text:style-name="T2">Gem 2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6cm" svg:height="1.5cm" svg:x="22.9cm" svg:y="7.901cm">
          <text:p text:style-name="P3"><text:span text:style-name="T2">Gem 4</text:span><text:span text:style-name="T2"><text:line-break/></text:span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s" svg:x1="6.7cm" svg:y1="1.75cm" svg:x2="9.7cm" svg:y2="1.75cm" draw:start-shape="id14" draw:start-glue-point="1" draw:end-shape="id15" draw:end-glue-point="3" svg:d="m6700 1750h502 1997 501" svg:viewBox="0 0 3001 1">
          <text:p text:style-name="P1"><text:span text:style-name="T4">ANWENDUNGSOBJEKT</text:span></text:p>
          <text:p text:style-name="P1"><text:span text:style-name="T4"/></text:p>
        </draw:connector>
        <draw:frame draw:style-name="gr5" draw:text-style-name="P8" draw:layer="layout" svg:width="0.502cm" svg:height="0.887cm" svg:x="18.8cm" svg:y="3.4cm">
          <draw:text-box>
            <text:p><text:span text:style-name="T3"/></text:p>
            <text:p><text:span text:style-name="T3"/></text:p>
          </draw:text-box>
        </draw:frame>
        <draw:custom-shape draw:style-name="gr2" draw:text-style-name="P6" xml:id="id18" draw:id="id18" draw:layer="layout" svg:width="2.356cm" svg:height="1.5cm" svg:x="18.944cm" svg:y="13.1cm">
          <text:p text:style-name="P1"><text:span text:style-name="T2">Gem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12.8cm" svg:y1="8.651cm" svg:x2="15.677cm" svg:y2="8.65cm" draw:start-shape="id16" draw:start-glue-point="1" draw:end-shape="id17" draw:end-glue-point="3" svg:d="m12800 8651h502l1874-1h501" svg:viewBox="0 0 2878 2">
          <text:p/>
        </draw:connector>
        <draw:frame draw:style-name="gr5" draw:text-style-name="P13" draw:layer="layout" svg:width="2.073cm" svg:height="1.217cm" svg:x="13.104cm" svg:y="7.3cm">
          <draw:text-box>
            <text:p><text:span text:style-name="T10">WIRD </text:span></text:p>
            <text:p><text:span text:style-name="T11">teil: 1.0</text:span></text:p>
            <text:p><text:span text:style-name="T11">d: 20050101</text:span></text:p>
          </draw:text-box>
        </draw:frame>
        <draw:connector draw:style-name="gr11" draw:text-style-name="P1" draw:layer="layout" draw:type="lines" svg:x1="16.977cm" svg:y1="9.4cm" svg:x2="18.944cm" svg:y2="13.85cm" draw:start-shape="id17" draw:start-glue-point="2" draw:end-shape="id18" svg:d="m16977 9400v502l1466 3948h501" svg:viewBox="0 0 1968 4451">
          <text:p/>
        </draw:connector>
        <draw:connector draw:style-name="gr11" draw:text-style-name="P1" draw:layer="layout" draw:type="lines" svg:x1="20.531cm" svg:y1="9.4cm" svg:x2="21.3cm" svg:y2="13.85cm" draw:start-shape="id19" draw:end-shape="id18" draw:end-glue-point="1" svg:d="m20531 9400v502l1271 3948h-502" svg:viewBox="0 0 1272 4451">
          <text:p/>
        </draw:connector>
        <draw:frame draw:style-name="gr5" draw:text-style-name="P14" draw:layer="layout" svg:width="2.073cm" svg:height="1.217cm" svg:x="15.904cm" svg:y="12.3cm">
          <draw:text-box>
            <text:p text:style-name="P10"><text:span text:style-name="T10">WIRD </text:span></text:p>
            <text:p text:style-name="P10"><text:span text:style-name="T11">teil: 1.0</text:span></text:p>
            <text:p text:style-name="P10"><text:span text:style-name="T11">d: 20070101</text:span></text:p>
          </draw:text-box>
        </draw:frame>
        <draw:frame draw:style-name="gr5" draw:text-style-name="P14" draw:layer="layout" svg:width="2.073cm" svg:height="1.217cm" svg:x="19.204cm" svg:y="11.383cm">
          <draw:text-box>
            <text:p text:style-name="P10"><text:span text:style-name="T10">WIRD </text:span></text:p>
            <text:p text:style-name="P10"><text:span text:style-name="T11">teil: 1.0</text:span></text:p>
            <text:p text:style-name="P10"><text:span text:style-name="T11">d: 20070101</text:span></text:p>
          </draw:text-box>
        </draw:frame>
        <draw:custom-shape draw:style-name="gr2" draw:text-style-name="P6" xml:id="id21" draw:id="id21" draw:layer="layout" svg:width="2.356cm" svg:height="1.5cm" svg:x="23.044cm" svg:y="13.1cm">
          <text:p text:style-name="P1"><text:span text:style-name="T2">Gem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2" draw:id="id22" draw:layer="layout" svg:width="2.356cm" svg:height="1.5cm" svg:x="26.444cm" svg:y="13.1cm">
          <text:p text:style-name="P1"><text:span text:style-name="T2">Gem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24.2cm" svg:y1="9.401cm" svg:x2="24.222cm" svg:y2="13.1cm" draw:start-shape="id20" draw:start-glue-point="2" draw:end-shape="id21" svg:d="m24200 9401v502l22 2696v501" svg:viewBox="0 0 23 3700">
          <text:p/>
        </draw:connector>
        <draw:connector draw:style-name="gr11" draw:text-style-name="P1" draw:layer="layout" draw:type="lines" svg:x1="24.2cm" svg:y1="9.401cm" svg:x2="27.622cm" svg:y2="13.1cm" draw:start-shape="id20" draw:start-glue-point="2" draw:end-shape="id22" draw:end-glue-point="0" svg:d="m24200 9401v502l3422 2696v501" svg:viewBox="0 0 3423 3700">
          <text:p/>
        </draw:connector>
        <draw:frame draw:style-name="gr5" draw:text-style-name="P14" draw:layer="layout" svg:width="2.073cm" svg:height="1.217cm" svg:x="22.2cm" svg:y="11.1cm">
          <draw:text-box>
            <text:p text:style-name="P10"><text:span text:style-name="T10">WIRD </text:span></text:p>
            <text:p text:style-name="P10"><text:span text:style-name="T11">teil: 0.2</text:span></text:p>
            <text:p text:style-name="P10"><text:span text:style-name="T11">d: 20050615</text:span></text:p>
          </draw:text-box>
        </draw:frame>
        <draw:frame draw:style-name="gr5" draw:text-style-name="P13" draw:layer="layout" svg:width="2.073cm" svg:height="1.217cm" svg:x="26.221cm" svg:y="10.693cm">
          <draw:text-box>
            <text:p><text:span text:style-name="T10">WIRD </text:span></text:p>
            <text:p><text:span text:style-name="T11">teil: 0.8</text:span></text:p>
            <text:p><text:span text:style-name="T11">d: 20050615</text:span></text:p>
          </draw:text-box>
        </draw:frame>
        <draw:custom-shape draw:style-name="gr12" draw:text-style-name="P9" xml:id="id30" draw:id="id30" draw:layer="layout" svg:width="3.5cm" svg:height="1.3cm" svg:x="2.9cm" svg:y="13.9cm">
          <text:p text:style-name="P1"><text:span text:style-name="T5">Bevölker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29" draw:id="id29" draw:layer="layout" svg:width="3.5cm" svg:height="1.2cm" svg:x="1.7cm" svg:y="17.6cm">
          <text:p text:style-name="P1"><text:span text:style-name="T5">Flä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8" draw:id="id28" draw:layer="layout" svg:width="3.4cm" svg:height="0.9cm" svg:x="1cm" svg:y="3.9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35" draw:id="id35" draw:layer="layout" svg:width="3.5cm" svg:height="1.3cm" svg:x="4.403cm" svg:y="5.159cm">
          <text:p text:style-name="P1"><text:span text:style-name="T5">Umzü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2.3cm" svg:y1="1.75cm" svg:x2="14.3cm" svg:y2="1.75cm" draw:start-shape="id15" draw:start-glue-point="1" draw:end-shape="id23" draw:end-glue-point="3" svg:d="m12300 1750h2000" svg:viewBox="0 0 2001 1">
          <text:p text:style-name="P1"><text:span text:style-name="T4">RAUM</text:span></text:p>
          <text:p text:style-name="P1"><text:span text:style-name="T4"/></text:p>
        </draw:connector>
        <draw:connector draw:style-name="gr4" draw:text-style-name="P7" draw:layer="layout" svg:x1="16.9cm" svg:y1="1.75cm" svg:x2="20.5cm" svg:y2="1.75cm" draw:start-shape="id23" draw:start-glue-point="1" draw:end-shape="id24" draw:end-glue-point="3" svg:d="m16900 1750h3600" svg:viewBox="0 0 3601 1">
          <text:p text:style-name="P1"><text:span text:style-name="T4">TEIL</text:span></text:p>
          <text:p text:style-name="P1"><text:span text:style-name="T4"/></text:p>
        </draw:connector>
        <draw:connector draw:style-name="gr10" draw:text-style-name="P1" draw:layer="layout" draw:line-skew="0.298cm" svg:x1="23.1cm" svg:y1="1.75cm" svg:x2="27.6cm" svg:y2="3.45cm" draw:start-shape="id24" draw:start-glue-point="1" draw:end-shape="id25" draw:end-glue-point="1" svg:d="m23100 1750h5300v1700h-800" svg:viewBox="0 0 5301 1701">
          <text:p text:style-name="P1"><text:span text:style-name="T4">TEIL</text:span></text:p>
        </draw:connector>
        <draw:custom-shape draw:style-name="gr1" draw:text-style-name="P2" xml:id="id26" draw:id="id26" draw:layer="layout" svg:width="0.9cm" svg:height="1.5cm" svg:x="1cm" svg:y="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s" svg:x1="1.9cm" svg:y1="1.75cm" svg:x2="4.1cm" svg:y2="1.75cm" draw:start-shape="id26" draw:end-shape="id14" draw:end-glue-point="3" svg:d="m1900 1750h502 1197 501" svg:viewBox="0 0 2201 1">
          <text:p text:style-name="P1"><text:span text:style-name="T4">ANWENDUNG</text:span></text:p>
          <text:p text:style-name="P1"><text:span text:style-name="T4"/></text:p>
        </draw:connector>
        <draw:custom-shape draw:style-name="gr2" draw:text-style-name="P2" xml:id="id27" draw:id="id27" draw:layer="layout" svg:width="2.6cm" svg:height="0.9cm" svg:x="12.7cm" svg:y="3.2cm">
          <text:p text:style-name="P1"><text:span text:style-name="T1">Sta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s" svg:x1="11cm" svg:y1="2.5cm" svg:x2="12.7cm" svg:y2="3.65cm" draw:start-shape="id15" draw:start-glue-point="2" draw:end-shape="id27" draw:end-glue-point="3" svg:d="m11000 2500v502l1199 648h501" svg:viewBox="0 0 1701 1151">
          <text:p text:style-name="P1"><text:span text:style-name="T4">RAUM</text:span></text:p>
        </draw:connector>
        <draw:connector draw:style-name="gr4" draw:text-style-name="P7" draw:layer="layout" draw:type="curve" svg:x1="26.3cm" svg:y1="4.2cm" svg:x2="24.2cm" svg:y2="7.901cm" draw:start-shape="id25" draw:start-glue-point="2" draw:end-shape="id20" draw:end-glue-point="0" svg:d="m26300 4200c0 2776-2100 926-2100 3701" svg:viewBox="0 0 2101 3702">
          <text:p text:style-name="P1"><text:span text:style-name="T4">TEIL</text:span></text:p>
          <text:p text:style-name="P1"><text:span text:style-name="T4"/></text:p>
          <text:p text:style-name="P1"><text:span text:style-name="T4"/></text:p>
        </draw:connector>
        <draw:connector draw:style-name="gr4" draw:text-style-name="P7" draw:layer="layout" draw:type="curve" svg:x1="26.3cm" svg:y1="4.201cm" svg:x2="20.531cm" svg:y2="7.9cm" draw:end-shape="id19" draw:end-glue-point="0" svg:d="m26300 4201c0 2398-5769 549-5769 3699" svg:viewBox="0 0 5770 3700">
          <text:p text:style-name="P1"><text:span text:style-name="T4">TEIL</text:span></text:p>
        </draw:connector>
        <draw:connector draw:style-name="gr4" draw:text-style-name="P7" draw:layer="layout" draw:type="curve" svg:x1="26.301cm" svg:y1="4.202cm" svg:x2="16.977cm" svg:y2="7.9cm" draw:end-shape="id17" draw:end-glue-point="0" svg:d="m26301 4202c0 2398-9324 550-9324 3698" svg:viewBox="0 0 9325 3699">
          <text:p text:style-name="P1"><text:span text:style-name="T4">TEIL</text:span></text:p>
          <text:p text:style-name="P1"><text:span text:style-name="T4"/></text:p>
        </draw:connector>
        <draw:connector draw:style-name="gr4" draw:text-style-name="P7" draw:layer="layout" draw:type="curve" svg:x1="26.301cm" svg:y1="4.202cm" svg:x2="11.5cm" svg:y2="7.901cm" draw:end-shape="id16" draw:end-glue-point="0" svg:d="m26301 4202c0 2398-14801 549-14801 3699" svg:viewBox="0 0 14802 3700">
          <text:p text:style-name="P1"><text:span text:style-name="T4">TEIL</text:span></text:p>
          <text:p text:style-name="P1"><text:span text:style-name="T4"/></text:p>
        </draw:connector>
        <draw:connector draw:style-name="gr13" draw:text-style-name="P7" draw:layer="layout" draw:type="curve" svg:x1="26.3cm" svg:y1="4.201cm" svg:x2="27.73cm" svg:y2="10.194cm" svg:d="m26300 4201c0 4495 1430 1499 1430 5993" svg:viewBox="0 0 1431 5994">
          <text:p text:style-name="P1"><text:span text:style-name="T4">TEIL</text:span></text:p>
          <text:p text:style-name="P1"><text:span text:style-name="T4"/></text:p>
          <text:p text:style-name="P1"><text:span text:style-name="T4"/></text:p>
        </draw:connector>
        <draw:connector draw:style-name="gr9" draw:text-style-name="P1" draw:layer="layout" draw:type="curve" draw:line-skew="-5.745cm" svg:x1="2.7cm" svg:y1="4.8cm" svg:x2="1.7cm" svg:y2="18.2cm" draw:start-shape="id28" draw:start-glue-point="2" draw:end-shape="id29" draw:end-glue-point="3" svg:d="m2700 4800c0 984-751 820-1189 3924s-562 9476 189 9476" svg:viewBox="0 0 1542 13401">
          <text:p text:style-name="P1"><text:span text:style-name="T4">INDIKATOR</text:span></text:p>
        </draw:connector>
        <draw:custom-shape draw:style-name="gr6" draw:text-style-name="P9" xml:id="id31" draw:id="id31" draw:layer="layout" svg:width="2.9cm" svg:height="1cm" svg:x="3.2cm" svg:y="8cm">
          <text:p text:style-name="P1"><text:span text:style-name="T5">Geschle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2" draw:id="id32" draw:layer="layout" svg:width="0.8cm" svg:height="0.7cm" svg:x="6.9cm" svg:y="7.5cm">
          <text:p text:style-name="P1"><text:span text:style-name="T5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3" draw:id="id33" draw:layer="layout" svg:width="0.8cm" svg:height="0.7cm" svg:x="6.9cm" svg:y="8.6cm">
          <text:p text:style-name="P1"><text:span text:style-name="T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5" draw:layer="layout" draw:type="curve" svg:x1="4.65cm" svg:y1="13.9cm" svg:x2="4.65cm" svg:y2="9cm" draw:start-shape="id30" draw:start-glue-point="0" draw:end-shape="id31" draw:end-glue-point="2" svg:d="m4650 13900v-4900" svg:viewBox="0 0 1 4901">
          <text:p text:style-name="P3"><text:span text:style-name="T4">DIMENSION</text:span></text:p>
        </draw:connector>
        <draw:connector draw:style-name="gr14" draw:text-style-name="P1" draw:layer="layout" draw:type="curve" svg:x1="6.1cm" svg:y1="8.5cm" svg:x2="6.9cm" svg:y2="7.85cm" draw:start-shape="id31" draw:start-glue-point="1" draw:end-shape="id32" draw:end-glue-point="3" svg:d="m6100 8500c601 0 202-650 800-650" svg:viewBox="0 0 801 651">
          <text:p/>
        </draw:connector>
        <draw:connector draw:style-name="gr14" draw:text-style-name="P1" draw:layer="layout" draw:type="curve" svg:x1="6.1cm" svg:y1="8.5cm" svg:x2="6.9cm" svg:y2="8.95cm" draw:start-shape="id31" draw:start-glue-point="1" draw:end-shape="id33" draw:end-glue-point="3" svg:d="m6100 8500c601 0 202 450 800 450" svg:viewBox="0 0 801 451">
          <text:p/>
        </draw:connector>
        <draw:frame draw:style-name="gr5" draw:text-style-name="P12" draw:layer="layout" svg:width="7.749cm" svg:height="1.675cm" svg:x="20.6cm" svg:y="17.925cm">
          <draw:text-box>
            <text:p><text:span text:style-name="T9">Modellierung Gemeinden </text:span></text:p>
            <text:p><text:span text:style-name="T9">mit Bevölkerung, Fläche</text:span></text:p>
          </draw:text-box>
        </draw:frame>
        <draw:connector draw:style-name="gr4" draw:text-style-name="P1" draw:layer="layout" draw:type="curve" svg:x1="5.4cm" svg:y1="2.5cm" svg:x2="2.7cm" svg:y2="3.9cm" draw:start-shape="id14" draw:start-glue-point="2" draw:end-shape="id28" draw:end-glue-point="0" svg:d="m5400 2500c0 1051-2700 352-2700 1400" svg:viewBox="0 0 2701 1401">
          <text:p text:style-name="P1"><text:span text:style-name="T4">ANWENDUNGSOBJEKT</text:span></text:p>
        </draw:connector>
        <draw:custom-shape draw:style-name="gr15" draw:text-style-name="P2" xml:id="id34" draw:id="id34" draw:layer="layout" svg:width="3.9cm" svg:height="0.9cm" svg:x="7.3cm" svg:y="3.8cm">
          <text:p text:style-name="P1"><text:span text:style-name="T1">Dimensio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draw:line-skew="-0.328cm" svg:x1="9.25cm" svg:y1="4.7cm" svg:x2="4.65cm" svg:y2="9cm" draw:start-shape="id34" draw:start-glue-point="2" draw:end-shape="id31" draw:end-glue-point="2" svg:d="m9250 4700c0 6711-4600 4561-4600 4300" svg:viewBox="0 0 4601 4834">
          <text:p/>
        </draw:connector>
        <draw:frame draw:style-name="gr17" draw:text-style-name="P16" draw:layer="layout" svg:width="1.696cm" svg:height="0.494cm" svg:x="7.633cm" svg:y="6.8cm">
          <draw:text-box>
            <text:p text:style-name="P3"><text:span text:style-name="T4">DIMENSION</text:span></text:p>
          </draw:text-box>
        </draw:frame>
        <draw:connector draw:style-name="gr4" draw:text-style-name="P1" draw:layer="layout" draw:type="curve" svg:x1="5.4cm" svg:y1="2.5cm" svg:x2="9.25cm" svg:y2="3.8cm" draw:start-shape="id14" draw:start-glue-point="2" draw:end-shape="id34" draw:end-glue-point="0" svg:d="m5400 2500c0 976 3850 327 3850 1300" svg:viewBox="0 0 3851 1301">
          <text:p text:style-name="P1"><text:span text:style-name="T4">ANWENDUNGSOBJEKT</text:span></text:p>
        </draw:connector>
        <draw:connector draw:style-name="gr14" draw:text-style-name="P1" draw:layer="layout" draw:type="curve" svg:x1="6.153cm" svg:y1="6.459cm" svg:x2="4.65cm" svg:y2="8cm" draw:start-shape="id35" draw:start-glue-point="2" draw:end-shape="id31" draw:end-glue-point="0" svg:d="m6153 6459c0 1156-1503 386-1503 1541" svg:viewBox="0 0 1504 1542">
          <text:p/>
        </draw:connector>
        <draw:connector draw:style-name="gr9" draw:text-style-name="P1" draw:layer="layout" draw:type="curve" draw:line-skew="-0.857cm 0.289cm" svg:x1="2.7cm" svg:y1="4.8cm" svg:x2="2.9cm" svg:y2="14.55cm" draw:start-shape="id28" draw:start-glue-point="2" draw:end-shape="id30" draw:end-glue-point="3" svg:d="m2700 4800c0 5541-6 4617-35 5669s-83 4081 235 4081" svg:viewBox="0 0 259 9751">
          <text:p text:style-name="P1"><text:span text:style-name="T4">INDIKATOR</text:span></text:p>
        </draw:connector>
        <draw:connector draw:style-name="gr9" draw:text-style-name="P1" draw:layer="layout" draw:type="curve" svg:x1="2.7cm" svg:y1="4.8cm" svg:x2="4.403cm" svg:y2="5.809cm" draw:start-shape="id28" draw:start-glue-point="2" draw:end-shape="id35" draw:end-glue-point="3" svg:d="m2700 4800c0 673 567 1009 1703 1009" svg:viewBox="0 0 1704 1010">
          <text:p text:style-name="P1"><text:span text:style-name="T4">INDIKATOR</text:span></text:p>
        </draw:connector>
        <draw:custom-shape draw:style-name="gr6" draw:text-style-name="P9" xml:id="id36" draw:id="id36" draw:layer="layout" svg:width="2.3cm" svg:height="1.2cm" svg:x="9.1cm" svg:y="13.9cm">
          <text:p text:style-name="P1"><text:span text:style-name="T5">Merkm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6.4cm" svg:y1="14.55cm" svg:x2="9.1cm" svg:y2="14.5cm" draw:start-shape="id30" draw:start-glue-point="1" draw:end-shape="id36" draw:end-glue-point="3" svg:d="m6400 14550c2025 0 675-50 2700-50" svg:viewBox="0 0 2701 51">
          <text:p/>
        </draw:connector>
        <draw:connector draw:style-name="gr18" draw:text-style-name="P1" draw:layer="layout" draw:type="curve" svg:x1="10.25cm" svg:y1="13.9cm" svg:x2="7.3cm" svg:y2="9.3cm" draw:start-shape="id36" draw:start-glue-point="0" draw:end-shape="id33" draw:end-glue-point="2" svg:d="m10250 13900c0-3448-2950-1149-2950-4600" svg:viewBox="0 0 2951 4601">
          <text:p/>
        </draw:connector>
        <draw:connector draw:style-name="gr14" draw:text-style-name="P1" draw:layer="layout" draw:type="curve" svg:x1="10.25cm" svg:y1="13.9cm" svg:x2="11.5cm" svg:y2="9.401cm" draw:start-shape="id36" draw:start-glue-point="0" draw:end-shape="id16" draw:end-glue-point="2" svg:d="m10250 13900c0-3373 1250-1124 1250-4499" svg:viewBox="0 0 1251 4500">
          <text:p/>
        </draw:connector>
        <draw:custom-shape draw:style-name="gr6" draw:text-style-name="P9" xml:id="id38" draw:id="id38" draw:layer="layout" svg:width="2.9cm" svg:height="1cm" svg:x="14.7cm" svg:y="16.9cm">
          <text:p text:style-name="P1"><text:span text:style-name="T5">200412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7" draw:id="id37" draw:layer="layout" svg:width="2.9cm" svg:height="1cm" svg:x="9.4cm" svg:y="16.9cm">
          <text:p text:style-name="P1"><text:span text:style-name="T5">Da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2.3cm" svg:y1="17.4cm" svg:x2="14.7cm" svg:y2="17.4cm" draw:start-shape="id37" draw:start-glue-point="1" draw:end-shape="id38" draw:end-glue-point="3" svg:d="m12300 17400h2400" svg:viewBox="0 0 2401 1">
          <text:p/>
        </draw:connector>
        <draw:connector draw:style-name="gr18" draw:text-style-name="P1" draw:layer="layout" draw:type="curve" svg:x1="10.25cm" svg:y1="15.1cm" svg:x2="16.15cm" svg:y2="16.9cm" draw:start-shape="id36" draw:end-shape="id38" draw:end-glue-point="0" svg:d="m10250 15100c0 1351 5900 452 5900 1800" svg:viewBox="0 0 5901 1801">
          <text:p/>
        </draw:connector>
        <draw:connector draw:style-name="gr20" draw:text-style-name="P3" draw:layer="layout" draw:type="curve" svg:x1="4.65cm" svg:y1="15.2cm" svg:x2="9.4cm" svg:y2="17.4cm" draw:start-shape="id30" draw:start-glue-point="2" draw:end-shape="id37" draw:end-glue-point="3" svg:d="m4650 15200c0 1467 1583 2200 4750 2200" svg:viewBox="0 0 4751 2201">
          <text:p text:style-name="P3"><text:span text:style-name="T4">DIMENSION</text:span></text:p>
        </draw:connector>
        <draw:connector draw:style-name="gr16" draw:text-style-name="P1" draw:layer="layout" draw:type="curve" draw:line-skew="-2.288cm -0.411cm" svg:x1="9.25cm" svg:y1="4.7cm" svg:x2="9.4cm" svg:y2="17.4cm" draw:start-shape="id34" draw:start-glue-point="2" draw:end-shape="id37" draw:end-glue-point="3" svg:d="m9250 4700c0 5719-381 4766-686 6511s-532 6189 836 6189" svg:viewBox="0 0 1068 12701">
          <text:p/>
        </draw:connector>
        <draw:frame draw:style-name="gr21" draw:text-style-name="P17" draw:layer="layout" svg:width="1.899cm" svg:height="0.57cm" svg:x="10.032cm" svg:y="10.511cm">
          <draw:text-box>
            <text:p><text:span text:style-name="T12">wert: <text:s/>5400</text:span></text:p>
          </draw:text-box>
        </draw:frame>
        <draw:custom-shape draw:style-name="gr6" draw:text-style-name="P9" xml:id="id39" draw:id="id39" draw:layer="layout" svg:width="2.3cm" svg:height="1.2cm" svg:x="6.9cm" svg:y="18.8cm">
          <text:p text:style-name="P1"><text:span text:style-name="T5">Merkm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2cm" svg:y1="18.2cm" svg:x2="9.4cm" svg:y2="17.4cm" draw:start-shape="id29" draw:start-glue-point="1" draw:end-shape="id37" svg:d="m5200 18200c3151 0 1052-800 4200-800" svg:viewBox="0 0 4201 801">
          <text:p text:style-name="P3"><text:span text:style-name="T4">DIMENSION</text:span></text:p>
        </draw:connector>
        <draw:connector draw:style-name="gr22" draw:text-style-name="P1" draw:layer="layout" draw:type="curve" svg:x1="3.45cm" svg:y1="18.8cm" svg:x2="6.9cm" svg:y2="19.4cm" draw:start-shape="id29" draw:start-glue-point="2" draw:end-shape="id39" draw:end-glue-point="3" svg:d="m3450 18800c0 400 1150 600 3450 600" svg:viewBox="0 0 3451 601">
          <text:p/>
        </draw:connector>
        <draw:connector draw:style-name="gr22" draw:text-style-name="P1" draw:layer="layout" draw:type="curve" svg:x1="9.2cm" svg:y1="19.4cm" svg:x2="16.15cm" svg:y2="17.9cm" draw:start-shape="id39" draw:start-glue-point="1" draw:end-shape="id38" draw:end-glue-point="2" svg:d="m9200 19400c4634 0 6950-500 6950-1500" svg:viewBox="0 0 6951 1501">
          <text:p/>
        </draw:connector>
        <draw:connector draw:style-name="gr19" draw:text-style-name="P1" draw:layer="layout" draw:type="curve" svg:x1="9.2cm" svg:y1="19.4cm" svg:x2="12.8cm" svg:y2="8.651cm" draw:start-shape="id39" draw:start-glue-point="1" draw:end-shape="id16" draw:end-glue-point="1" svg:d="m9200 19400c6153 0 4353-10749 3600-10749" svg:viewBox="0 0 4438 10750">
          <text:p/>
        </draw:connector>
        <draw:frame draw:style-name="gr21" draw:text-style-name="P17" draw:layer="layout" svg:width="1.899cm" svg:height="0.57cm" svg:x="13.5cm" svg:y="10.9cm">
          <draw:text-box>
            <text:p><text:span text:style-name="T12">wert: <text:s/>2300</text:span></text:p>
          </draw:text-box>
        </draw:frame>
        <draw:frame draw:style-name="gr5" draw:text-style-name="P18" draw:layer="layout" svg:width="2.31cm" svg:height="0.493cm" svg:x="12.108cm" svg:y="19.342cm">
          <draw:text-box>
            <text:p><text:span text:style-name="T4">MERKMALSWERT</text:span></text:p>
          </draw:text-box>
        </draw:frame>
        <draw:frame draw:style-name="gr5" draw:text-style-name="P18" draw:layer="layout" svg:width="2.31cm" svg:height="0.493cm" svg:x="10.067cm" svg:y="15.406cm">
          <draw:text-box>
            <text:p><text:span text:style-name="T4">MERKMALSWERT</text:span></text:p>
          </draw:text-box>
        </draw:frame>
        <draw:frame draw:style-name="gr5" draw:text-style-name="P18" draw:layer="layout" svg:width="2.31cm" svg:height="0.493cm" svg:x="6.032cm" svg:y="10.518cm">
          <draw:text-box>
            <text:p><text:span text:style-name="T4">MERKMALSWERT</text:span></text:p>
          </draw:text-box>
        </draw:frame>
        <draw:frame draw:style-name="gr5" draw:text-style-name="P18" draw:layer="layout" svg:width="1.539cm" svg:height="0.493cm" svg:x="3.547cm" svg:y="19.104cm">
          <draw:text-box>
            <text:p><text:span text:style-name="T4">MERKMAL</text:span></text:p>
          </draw:text-box>
        </draw:frame>
        <draw:frame draw:style-name="gr5" draw:text-style-name="P18" draw:layer="layout" svg:width="1.539cm" svg:height="0.493cm" svg:x="6.6cm" svg:y="14.107cm">
          <draw:text-box>
            <text:p><text:span text:style-name="T4">MERKMAL</text:span></text:p>
          </draw:text-box>
        </draw:frame>
      </draw:page>
      <draw:page draw:name="page3" draw:style-name="dp1" draw:master-page-name="Standard">
        <draw:custom-shape draw:style-name="gr6" draw:text-style-name="P19" xml:id="id58" draw:id="id58" draw:layer="layout" svg:width="2.9cm" svg:height="1.5cm" svg:x="8.3cm" svg:y="17.5cm">
          <text:p text:style-name="P3"><text:span text:style-name="T5">D</text:span></text:p>
          <text:p text:style-name="P3"><text:span text:style-name="T6">Klasse: D</text:span></text:p>
          <text:p text:style-name="P3"><text:span text:style-name="T6">Name: Deuts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0" draw:id="id50" draw:layer="layout" svg:width="2.6cm" svg:height="1.5cm" svg:x="25.9cm" svg:y="5.8cm">
          <text:p text:style-name="P3"><text:span text:style-name="T2">Gem 2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9" draw:id="id69" draw:layer="layout" svg:width="2.6cm" svg:height="1.5cm" svg:x="25.9cm" svg:y="10.7cm">
          <text:p text:style-name="P3"><text:span text:style-name="T2">Gem 1</text:span></text:p>
          <text:p text:style-name="P3"><text:span text:style-name="T3">name</text:span></text:p>
          <text:p text:style-name="P3"><text:span text:style-name="T3">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40" draw:id="id40" draw:layer="layout" svg:width="3.4cm" svg:height="0.9cm" svg:x="1.5cm" svg:y="2.7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41" draw:id="id41" draw:layer="layout" svg:width="3.5cm" svg:height="1.3cm" svg:x="4.6cm" svg:y="5.7cm">
          <text:p text:style-name="P1"><text:span text:style-name="T5">Umzüge</text:span><text:span text:style-name="T5"><text:line-break/></text:span><text:span text:style-name="T6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draw:type="lines" svg:x1="3.2cm" svg:y1="3.6cm" svg:x2="4.6cm" svg:y2="6.35cm" draw:start-shape="id40" draw:start-glue-point="2" draw:end-shape="id41" draw:end-glue-point="3" svg:d="m3200 3600v502l899 2248h501" svg:viewBox="0 0 1401 2751">
          <text:p text:style-name="P1"><text:span text:style-name="T4">INDIKATOR</text:span></text:p>
        </draw:connector>
        <draw:custom-shape draw:style-name="gr6" draw:text-style-name="P9" xml:id="id42" draw:id="id42" draw:layer="layout" svg:width="2.9cm" svg:height="1cm" svg:x="6.2cm" svg:y="8.4cm">
          <text:p text:style-name="P1"><text:span text:style-name="T5">Geschlecht</text:span></text:p>
          <text:p text:style-name="P1"><text:span text:style-name="T6">Kategorien: [1,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43" draw:id="id43" draw:layer="layout" svg:width="0.8cm" svg:height="0.7cm" svg:x="10.5cm" svg:y="9.2cm">
          <text:p text:style-name="P1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44" draw:id="id44" draw:layer="layout" svg:width="0.8cm" svg:height="0.7cm" svg:x="10.5cm" svg:y="10cm">
          <text:p text:style-name="P1"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5" draw:layer="layout" draw:type="curve" svg:x1="6.35cm" svg:y1="7cm" svg:x2="7.65cm" svg:y2="8.4cm" draw:start-shape="id41" draw:start-glue-point="2" draw:end-shape="id42" draw:end-glue-point="0" svg:d="m6350 7000c0 1051 1300 352 1300 1400" svg:viewBox="0 0 1301 1401">
          <text:p text:style-name="P3"><text:span text:style-name="T4">DIMENSION</text:span></text:p>
        </draw:connector>
        <draw:connector draw:style-name="gr14" draw:text-style-name="P1" draw:layer="layout" draw:type="curve" svg:x1="9.1cm" svg:y1="8.9cm" svg:x2="10.5cm" svg:y2="9.55cm" draw:start-shape="id42" draw:start-glue-point="1" draw:end-shape="id43" draw:end-glue-point="3" svg:d="m9100 8900c1051 0 352 650 1400 650" svg:viewBox="0 0 1401 651">
          <text:p/>
        </draw:connector>
        <draw:connector draw:style-name="gr14" draw:text-style-name="P1" draw:layer="layout" draw:type="curve" svg:x1="9.1cm" svg:y1="8.9cm" svg:x2="10.5cm" svg:y2="10.35cm" draw:start-shape="id42" draw:start-glue-point="1" draw:end-shape="id44" draw:end-glue-point="3" svg:d="m9100 8900c1051 0 352 1450 1400 1450" svg:viewBox="0 0 1401 1451">
          <text:p/>
        </draw:connector>
        <draw:frame draw:style-name="gr5" draw:text-style-name="P12" draw:layer="layout" svg:width="6.306cm" svg:height="0.963cm" svg:x="21.9cm" svg:y="1.025cm">
          <draw:text-box>
            <text:p><text:span text:style-name="T9">Modellierung Umzug</text:span></text:p>
          </draw:text-box>
        </draw:frame>
        <draw:custom-shape draw:style-name="gr23" draw:text-style-name="P9" xml:id="id45" draw:id="id45" draw:layer="layout" svg:width="3.6cm" svg:height="1cm" svg:x="3.6cm" svg:y="12cm">
          <text:p text:style-name="P1"><text:span text:style-name="T5">Altersgrup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46" draw:id="id46" draw:layer="layout" svg:width="0.8cm" svg:height="0.7cm" svg:x="8.9cm" svg:y="10.3cm">
          <text:p text:style-name="P1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47" draw:id="id47" draw:layer="layout" svg:width="0.8cm" svg:height="0.7cm" svg:x="8.9cm" svg:y="11.3cm">
          <text:p text:style-name="P1"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7.2cm" svg:y1="12.5cm" svg:x2="8.9cm" svg:y2="10.65cm" draw:start-shape="id45" draw:start-glue-point="1" draw:end-shape="id46" draw:end-glue-point="3" svg:d="m7200 12500c1276 0 427-1850 1700-1850" svg:viewBox="0 0 1701 1851">
          <text:p/>
        </draw:connector>
        <draw:connector draw:style-name="gr14" draw:text-style-name="P1" draw:layer="layout" draw:type="curve" svg:x1="7.2cm" svg:y1="12.5cm" svg:x2="8.9cm" svg:y2="11.65cm" draw:start-shape="id45" draw:start-glue-point="1" draw:end-shape="id47" draw:end-glue-point="3" svg:d="m7200 12500c1276 0 427-850 1700-850" svg:viewBox="0 0 1701 851">
          <text:p/>
        </draw:connector>
        <draw:custom-shape draw:style-name="gr6" draw:text-style-name="P9" xml:id="id48" draw:id="id48" draw:layer="layout" svg:width="0.8cm" svg:height="0.7cm" svg:x="8.9cm" svg:y="12.2cm">
          <text:p text:style-name="P1"><text:span text:style-name="T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7.2cm" svg:y1="12.5cm" svg:x2="8.9cm" svg:y2="12.55cm" draw:start-shape="id45" draw:start-glue-point="1" draw:end-shape="id48" svg:d="m7200 12500c1276 0 427 50 1700 50" svg:viewBox="0 0 1701 51">
          <text:p/>
        </draw:connector>
        <draw:custom-shape draw:style-name="gr24" draw:text-style-name="P9" xml:id="id49" draw:id="id49" draw:layer="layout" svg:width="3.5cm" svg:height="1.8cm" svg:x="20.4cm" svg:y="8.8cm">
          <text:p text:style-name="P1"><text:span text:style-name="T5">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0" draw:layer="layout" draw:type="curve" svg:x1="23.9cm" svg:y1="9.7cm" svg:x2="25.9cm" svg:y2="6.55cm" draw:start-shape="id49" draw:start-glue-point="1" draw:end-shape="id50" draw:end-glue-point="3" svg:d="m23900 9700c1501 0 502-3150 2000-3150" svg:viewBox="0 0 2001 3151">
          <text:p/>
        </draw:connector>
        <draw:connector draw:style-name="gr14" draw:text-style-name="P1" draw:layer="layout" draw:type="curve" svg:x1="13.6cm" svg:y1="9.7cm" svg:x2="11.3cm" svg:y2="9.55cm" draw:start-shape="id51" draw:end-shape="id43" draw:end-glue-point="1" svg:d="m13600 9700c-1723 0-574-150-2300-150" svg:viewBox="0 0 2301 151">
          <text:p/>
        </draw:connector>
        <draw:connector draw:style-name="gr14" draw:text-style-name="P1" draw:layer="layout" draw:type="curve" svg:x1="13.6cm" svg:y1="9.7cm" svg:x2="9.7cm" svg:y2="11.65cm" draw:start-shape="id51" draw:end-shape="id47" draw:end-glue-point="1" svg:d="m13600 9700c-2923 0-974 1950-3900 1950" svg:viewBox="0 0 3901 1951">
          <text:p/>
        </draw:connector>
        <draw:connector draw:style-name="gr4" draw:text-style-name="P15" draw:layer="layout" draw:type="curve" draw:line-skew="0.125cm" svg:x1="6.35cm" svg:y1="7cm" svg:x2="5.4cm" svg:y2="12cm" draw:end-shape="id45" svg:d="m6350 7000c0 3562-950 1063-950 5000" svg:viewBox="0 0 951 5001">
          <text:p text:style-name="P3"><text:span text:style-name="T4">DIMENSION</text:span></text:p>
        </draw:connector>
        <draw:connector draw:style-name="gr14" draw:text-style-name="P1" draw:layer="layout" draw:type="curve" svg:x1="7.2cm" svg:y1="12.5cm" svg:x2="8.3cm" svg:y2="14.35cm" draw:start-shape="id45" draw:start-glue-point="1" draw:end-shape="id52" draw:end-glue-point="3" svg:d="m7200 12500c826 0 277 1850 1100 1850" svg:viewBox="0 0 1101 1851">
          <text:p/>
        </draw:connector>
        <draw:frame draw:style-name="gr5" draw:text-style-name="P21" draw:layer="layout" svg:width="1.061cm" svg:height="0.887cm" svg:x="7.4cm" svg:y="9.4cm">
          <draw:text-box>
            <text:p><text:span text:style-name="T6">1: m</text:span></text:p>
            <text:p><text:span text:style-name="T6">2: w</text:span></text:p>
          </draw:text-box>
        </draw:frame>
        <draw:frame draw:style-name="gr5" draw:text-style-name="P21" draw:layer="layout" svg:width="1.539cm" svg:height="2.477cm" svg:x="6.2cm" svg:y="13.1cm">
          <draw:text-box>
            <text:p><text:span text:style-name="T6">1: &lt;8</text:span></text:p>
            <text:p><text:span text:style-name="T6">2: 8-18</text:span></text:p>
            <text:p><text:span text:style-name="T6">3: 19-25</text:span></text:p>
            <text:p><text:span text:style-name="T6">4: 26-35</text:span></text:p>
            <text:p><text:span text:style-name="T6">5: 36-45</text:span></text:p>
            <text:p><text:span text:style-name="T6">6: 46-65</text:span></text:p>
            <text:p><text:span text:style-name="T6">7: &gt;65</text:span></text:p>
          </draw:text-box>
        </draw:frame>
        <draw:custom-shape draw:style-name="gr23" draw:text-style-name="P9" xml:id="id53" draw:id="id53" draw:layer="layout" svg:width="3.482cm" svg:height="1cm" svg:x="7.162cm" svg:y="2.721cm">
          <text:p text:style-name="P1"><text:span text:style-name="T5">Familienst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6" draw:id="id56" draw:layer="layout" svg:width="0.8cm" svg:height="0.7cm" svg:x="11.8cm" svg:y="2cm">
          <text:p text:style-name="P1"><text:span text:style-name="T5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5" draw:id="id55" draw:layer="layout" svg:width="0.8cm" svg:height="0.7cm" svg:x="11.8cm" svg:y="3.2cm">
          <text:p text:style-name="P1"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4" draw:id="id54" draw:layer="layout" svg:width="0.8cm" svg:height="0.7cm" svg:x="11.9cm" svg:y="4.4cm">
          <text:p text:style-name="P1"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1" draw:layer="layout" svg:width="2.39cm" svg:height="1.205cm" svg:x="9.263cm" svg:y="3.695cm">
          <draw:text-box>
            <text:p><text:span text:style-name="T6">0: ledig</text:span></text:p>
            <text:p><text:span text:style-name="T6">1: verheiratet</text:span></text:p>
            <text:p><text:span text:style-name="T6">2: verw./gesch.</text:span></text:p>
          </draw:text-box>
        </draw:frame>
        <draw:connector draw:style-name="gr14" draw:text-style-name="P1" draw:layer="layout" draw:type="curve" svg:x1="10.644cm" svg:y1="3.221cm" svg:x2="11.9cm" svg:y2="4.75cm" draw:start-shape="id53" draw:start-glue-point="1" draw:end-shape="id54" draw:end-glue-point="3" svg:d="m10644 3221c943 0 316 1529 1256 1529" svg:viewBox="0 0 1257 1530">
          <text:p/>
        </draw:connector>
        <draw:connector draw:style-name="gr14" draw:text-style-name="P1" draw:layer="layout" draw:type="curve" draw:line-skew="0.24cm" svg:x1="10.644cm" svg:y1="3.221cm" svg:x2="11.8cm" svg:y2="3.55cm" draw:start-shape="id53" draw:start-glue-point="1" draw:end-shape="id55" draw:end-glue-point="3" svg:d="m10644 3221c1228 0 651 329 1156 329" svg:viewBox="0 0 1157 330">
          <text:p/>
        </draw:connector>
        <draw:connector draw:style-name="gr14" draw:text-style-name="P1" draw:layer="layout" draw:type="curve" svg:x1="10.644cm" svg:y1="3.221cm" svg:x2="11.8cm" svg:y2="2.35cm" draw:start-shape="id53" draw:start-glue-point="1" draw:end-shape="id56" svg:d="m10644 3221c868 0 291-871 1156-871" svg:viewBox="0 0 1157 872">
          <text:p/>
        </draw:connector>
        <draw:connector draw:style-name="gr14" draw:text-style-name="P1" draw:layer="layout" draw:type="curve" svg:x1="13.6cm" svg:y1="9.7cm" svg:x2="12.6cm" svg:y2="2.35cm" draw:start-shape="id51" draw:start-glue-point="3" draw:end-shape="id56" draw:end-glue-point="1" svg:d="m13600 9700c-751 0-501-3949-500-3949s253-3401-500-3401" svg:viewBox="0 0 1001 7351">
          <text:p/>
        </draw:connector>
        <draw:connector draw:style-name="gr14" draw:text-style-name="P1" draw:layer="layout" draw:type="curve" svg:x1="6.35cm" svg:y1="5.7cm" svg:x2="8.903cm" svg:y2="3.721cm" draw:start-shape="id41" draw:start-glue-point="0" draw:end-shape="id53" draw:end-glue-point="2" svg:d="m6350 5700c0-1483 2553-494 2553-1979" svg:viewBox="0 0 2554 1980">
          <text:p/>
        </draw:connector>
        <draw:custom-shape draw:style-name="gr23" draw:text-style-name="P9" xml:id="id57" draw:id="id57" draw:layer="layout" svg:width="2.9cm" svg:height="1cm" svg:x="3.108cm" svg:y="17.721cm">
          <text:p text:style-name="P1"><text:span text:style-name="T5">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6.008cm" svg:y1="18.221cm" svg:x2="8.3cm" svg:y2="18.25cm" draw:start-shape="id57" draw:start-glue-point="1" draw:end-shape="id58" draw:end-glue-point="3" svg:d="m6008 18221c1720 0 575 29 2292 29" svg:viewBox="0 0 2293 30">
          <text:p/>
        </draw:connector>
        <draw:connector draw:style-name="gr14" draw:text-style-name="P1" draw:layer="layout" draw:type="curve" svg:x1="6.008cm" svg:y1="18.221cm" svg:x2="8.2cm" svg:y2="19.85cm" draw:start-shape="id57" draw:start-glue-point="1" draw:end-shape="id59" draw:end-glue-point="3" svg:d="m6008 18221c1645 0 550 1629 2192 1629" svg:viewBox="0 0 2193 1630">
          <text:p/>
        </draw:connector>
        <draw:connector draw:style-name="gr14" draw:text-style-name="P1" draw:layer="layout" draw:type="curve" svg:x1="13.6cm" svg:y1="9.7cm" svg:x2="11.2cm" svg:y2="18.25cm" draw:start-shape="id51" draw:end-shape="id58" draw:end-glue-point="1" svg:d="m13600 9700c-1798 0-599 8550-2400 8550" svg:viewBox="0 0 2401 8551">
          <text:p/>
        </draw:connector>
        <draw:connector draw:style-name="gr14" draw:text-style-name="P1" draw:layer="layout" draw:type="curve" svg:x1="4.6cm" svg:y1="6.35cm" svg:x2="3.108cm" svg:y2="18.221cm" draw:start-shape="id41" draw:end-shape="id57" draw:end-glue-point="3" svg:d="m4600 6350c-2989 0-2243 11871-1492 11871" svg:viewBox="0 0 2164 11872">
          <text:p/>
        </draw:connector>
        <draw:frame draw:style-name="gr5" draw:text-style-name="P18" draw:layer="layout" svg:width="1.696cm" svg:height="0.493cm" svg:x="1.204cm" svg:y="14.6cm">
          <draw:text-box>
            <text:p><text:span text:style-name="T4">DIMENSION</text:span></text:p>
          </draw:text-box>
        </draw:frame>
        <draw:frame draw:style-name="gr5" draw:text-style-name="P18" draw:layer="layout" svg:width="1.696cm" svg:height="0.493cm" svg:x="6.616cm" svg:y="4.878cm">
          <draw:text-box>
            <text:p><text:span text:style-name="T4">DIMENSION</text:span></text:p>
          </draw:text-box>
        </draw:frame>
        <draw:frame draw:style-name="gr5" draw:text-style-name="P18" draw:layer="layout" svg:width="1.696cm" svg:height="0.493cm" svg:x="1.304cm" svg:y="18.507cm">
          <draw:text-box>
            <text:p><text:span text:style-name="T4">DIMENSION</text:span></text:p>
          </draw:text-box>
        </draw:frame>
        <draw:custom-shape draw:style-name="gr6" draw:text-style-name="P9" xml:id="id51" draw:id="id51" draw:layer="layout" svg:width="3.5cm" svg:height="1.8cm" svg:x="13.6cm" svg:y="8.8cm">
          <text:p text:style-name="P1"><text:span text:style-name="T5">Merkm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7.1cm" svg:y1="9.7cm" svg:x2="20.4cm" svg:y2="9.7cm" draw:start-shape="id51" draw:start-glue-point="1" draw:end-shape="id49" draw:end-glue-point="3" svg:d="m17100 9700h3300" svg:viewBox="0 0 3301 1">
          <text:p text:style-name="P1"/>
          <text:p text:style-name="P1"><text:span text:style-name="T6">UMZUG</text:span></text:p>
          <text:p text:style-name="P1"><text:span text:style-name="T6">wert:5</text:span></text:p>
        </draw:connector>
        <draw:frame draw:style-name="gr5" draw:text-style-name="P18" draw:layer="layout" svg:width="2.31cm" svg:height="0.493cm" svg:x="13cm" svg:y="3.107cm">
          <draw:text-box>
            <text:p><text:span text:style-name="T4">MERKMALSWERT</text:span></text:p>
          </draw:text-box>
        </draw:frame>
        <draw:frame draw:style-name="gr5" draw:text-style-name="P18" draw:layer="layout" svg:width="1.319cm" svg:height="0.493cm" svg:x="6.4cm" svg:y="17.807cm">
          <draw:text-box>
            <text:p><text:span text:style-name="T4">KLASSE</text:span></text:p>
          </draw:text-box>
        </draw:frame>
        <draw:custom-shape draw:style-name="gr6" draw:text-style-name="P9" xml:id="id60" draw:id="id60" draw:layer="layout" svg:width="2.9cm" svg:height="1cm" svg:x="3.3cm" svg:y="16.3cm">
          <text:p text:style-name="P1"><text:span text:style-name="T5">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4.6cm" svg:y1="6.35cm" svg:x2="3.3cm" svg:y2="16.8cm" draw:start-shape="id41" draw:start-glue-point="3" draw:end-shape="id60" draw:end-glue-point="3" svg:d="m4600 6350c-2701 0-2051 10450-1300 10450" svg:viewBox="0 0 1957 10451">
          <text:p/>
        </draw:connector>
        <draw:custom-shape draw:style-name="gr6" draw:text-style-name="P19" xml:id="id59" draw:id="id59" draw:layer="layout" svg:width="2.9cm" svg:height="1.5cm" svg:x="8.2cm" svg:y="19.1cm">
          <text:p text:style-name="P3"><text:span text:style-name="T5">A</text:span></text:p>
          <text:p text:style-name="P3"><text:span text:style-name="T6">Klasse: A</text:span></text:p>
          <text:p text:style-name="P3"><text:span text:style-name="T6">Name: Auslä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2" draw:id="id62" draw:layer="layout" svg:width="2.9cm" svg:height="1cm" svg:x="8.2cm" svg:y="16.1cm">
          <text:p text:style-name="P1"><text:span text:style-name="T5">200712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9cm" svg:height="1cm" svg:x="3.3cm" svg:y="16.3cm">
          <text:p text:style-name="P1"><text:span text:style-name="T5">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xml:id="id61" draw:id="id61" draw:layer="layout" svg:width="2.9cm" svg:height="1cm" svg:x="3.3cm" svg:y="16.3cm">
          <text:p text:style-name="P1"><text:span text:style-name="T5">Da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6.2cm" svg:y1="16.8cm" svg:x2="8.2cm" svg:y2="16.6cm" draw:start-shape="id61" draw:start-glue-point="1" draw:end-shape="id62" draw:end-glue-point="3" svg:d="m6200 16800c1501 0 502-200 2000-200" svg:viewBox="0 0 2001 201">
          <text:p/>
        </draw:connector>
        <draw:frame draw:style-name="gr5" draw:text-style-name="P18" draw:layer="layout" svg:width="2.31cm" svg:height="0.493cm" svg:x="12.29cm" svg:y="17.107cm">
          <draw:text-box>
            <text:p><text:span text:style-name="T4">MERKMALSWERT</text:span></text:p>
          </draw:text-box>
        </draw:frame>
        <draw:connector draw:style-name="gr14" draw:text-style-name="P1" draw:layer="layout" draw:type="curve" svg:x1="13.6cm" svg:y1="9.7cm" svg:x2="11.1cm" svg:y2="16.6cm" draw:start-shape="id51" draw:start-glue-point="3" draw:end-shape="id62" draw:end-glue-point="1" svg:d="m13600 9700c-1873 0-624 6900-2500 6900" svg:viewBox="0 0 2501 6901">
          <text:p/>
        </draw:connector>
        <draw:custom-shape draw:style-name="gr6" draw:text-style-name="P19" xml:id="id52" draw:id="id52" draw:layer="layout" svg:width="2.9cm" svg:height="1.5cm" svg:x="8.3cm" svg:y="13.6cm">
          <text:p text:style-name="P3"><text:span text:style-name="T5">7</text:span></text:p>
          <text:p text:style-name="P3"><text:span text:style-name="T6">Klasse: 7</text:span></text:p>
          <text:p text:style-name="P3"><text:span text:style-name="T6">Name: &gt;6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8" draw:layer="layout" svg:width="1.319cm" svg:height="0.493cm" svg:x="6.4cm" svg:y="16.107cm">
          <draw:text-box>
            <text:p><text:span text:style-name="T4">KLASSE</text:span></text:p>
          </draw:text-box>
        </draw:frame>
        <draw:custom-shape draw:style-name="gr23" draw:text-style-name="P9" xml:id="id63" draw:id="id63" draw:layer="layout" svg:width="2.9cm" svg:height="1cm" svg:x="6.199cm" svg:y="8.399cm">
          <text:p text:style-name="P1"><text:span text:style-name="T5">Geschle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4" draw:id="id64" draw:layer="layout" svg:width="0.8cm" svg:height="0.7cm" svg:x="10.499cm" svg:y="9.199cm">
          <text:p text:style-name="P1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5" draw:id="id65" draw:layer="layout" svg:width="0.8cm" svg:height="0.7cm" svg:x="10.499cm" svg:y="9.999cm">
          <text:p text:style-name="P1"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9.099cm" svg:y1="8.899cm" svg:x2="10.499cm" svg:y2="9.549cm" draw:start-shape="id63" draw:start-glue-point="1" draw:end-shape="id64" draw:end-glue-point="3" svg:d="m9099 8899c1051 0 352 650 1400 650" svg:viewBox="0 0 1401 651">
          <text:p/>
        </draw:connector>
        <draw:connector draw:style-name="gr14" draw:text-style-name="P1" draw:layer="layout" draw:type="curve" svg:x1="9.099cm" svg:y1="8.899cm" svg:x2="10.499cm" svg:y2="10.349cm" draw:start-shape="id63" draw:start-glue-point="1" draw:end-shape="id65" draw:end-glue-point="3" svg:d="m9099 8899c1051 0 352 1450 1400 1450" svg:viewBox="0 0 1401 1451">
          <text:p/>
        </draw:connector>
        <draw:custom-shape draw:style-name="gr23" draw:text-style-name="P9" xml:id="id66" draw:id="id66" draw:layer="layout" svg:width="2.9cm" svg:height="1cm" svg:x="11.679cm" svg:y="0.325cm">
          <text:p text:style-name="P1"><text:span text:style-name="T5">Wander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7" draw:id="id67" draw:layer="layout" svg:width="2.521cm" svg:height="1.375cm" svg:x="15.823cm" svg:y="1.073cm">
          <text:p text:style-name="P1"><text:span text:style-name="T5">0</text:span></text:p>
          <text:p text:style-name="P1"><text:span text:style-name="T6">Klasse: 0</text:span></text:p>
          <text:p text:style-name="P1"><text:span text:style-name="T6">Name:Zuz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8" draw:id="id68" draw:layer="layout" svg:width="2.621cm" svg:height="1.575cm" svg:x="15.879cm" svg:y="2.8cm">
          <text:p text:style-name="P1"><text:span text:style-name="T5">1</text:span></text:p>
          <text:p text:style-name="P1"><text:span text:style-name="T6">Klasse: 1</text:span></text:p>
          <text:p text:style-name="P1"><text:span text:style-name="T6">Name: Fort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14.579cm" svg:y1="0.825cm" svg:x2="15.823cm" svg:y2="1.76cm" draw:start-shape="id66" draw:start-glue-point="1" draw:end-shape="id67" draw:end-glue-point="3" svg:d="m14579 825c933 0 311 935 1244 935" svg:viewBox="0 0 1245 936">
          <text:p/>
        </draw:connector>
        <draw:connector draw:style-name="gr14" draw:text-style-name="P1" draw:layer="layout" draw:type="curve" svg:x1="14.579cm" svg:y1="0.825cm" svg:x2="15.879cm" svg:y2="3.587cm" draw:start-shape="id66" draw:start-glue-point="1" draw:end-shape="id68" draw:end-glue-point="3" svg:d="m14579 825c975 0 325 2762 1300 2762" svg:viewBox="0 0 1301 2763">
          <text:p/>
        </draw:connector>
        <draw:connector draw:style-name="gr14" draw:text-style-name="P22" draw:layer="layout" draw:type="curve" draw:line-skew="-1.413cm" svg:x1="6.35cm" svg:y1="5.7cm" svg:x2="13.129cm" svg:y2="1.325cm" draw:start-shape="id41" draw:start-glue-point="0" draw:end-shape="id66" draw:end-glue-point="2" svg:d="m6350 5700c0-5400 6779-3213 6779-4375" svg:viewBox="0 0 6780 4376">
          <text:p/>
        </draw:connector>
        <draw:connector draw:style-name="gr14" draw:text-style-name="P1" draw:layer="layout" draw:type="curve" svg:x1="13.6cm" svg:y1="9.7cm" svg:x2="18.5cm" svg:y2="3.587cm" draw:start-shape="id51" draw:start-glue-point="3" draw:end-shape="id68" draw:end-glue-point="1" svg:d="m13600 9700c-751 0-501-3112 2450-3112s3201-3001 2450-3001" svg:viewBox="0 0 5621 6114">
          <text:p/>
        </draw:connector>
        <draw:frame draw:style-name="gr5" draw:text-style-name="P18" draw:layer="layout" svg:width="1.696cm" svg:height="0.493cm" svg:x="6.6cm" svg:y="1.6cm">
          <draw:text-box>
            <text:p><text:span text:style-name="T4">DIMENSION</text:span></text:p>
          </draw:text-box>
        </draw:frame>
        <draw:frame draw:style-name="gr5" draw:text-style-name="P18" draw:layer="layout" svg:width="2.31cm" svg:height="0.493cm" svg:x="15.19cm" svg:y="6.707cm">
          <draw:text-box>
            <text:p><text:span text:style-name="T4">MERKMALSWERT</text:span></text:p>
          </draw:text-box>
        </draw:frame>
        <draw:connector draw:style-name="gr14" draw:text-style-name="P1" draw:layer="layout" draw:type="curve" svg:x1="25.9cm" svg:y1="11.45cm" svg:x2="23.9cm" svg:y2="9.7cm" draw:start-shape="id69" draw:start-glue-point="3" draw:end-shape="id49" svg:d="m25900 11450c-1498 0-499-1750-2000-1750" svg:viewBox="0 0 2001 1751">
          <text:p/>
        </draw:connector>
        <draw:connector draw:style-name="gr14" draw:text-style-name="P1" draw:layer="layout" draw:type="curve" svg:x1="8.099cm" svg:y1="6.35cm" svg:x2="13.599cm" svg:y2="9.7cm" svg:d="m8099 6350c4126 0 1377 3350 5500 3350" svg:viewBox="0 0 5501 3351">
          <text:p/>
        </draw:connector>
        <draw:frame draw:style-name="gr5" draw:text-style-name="P18" draw:layer="layout" svg:width="1.539cm" svg:height="0.493cm" svg:x="8.889cm" svg:y="5.9cm">
          <draw:text-box>
            <text:p><text:span text:style-name="T4">MERKM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1:18:04.31</meta:creation-date>
    <dc:date>2013-04-05T11:58:51.65</dc:date>
    <meta:editing-duration>PT21H5M24S</meta:editing-duration>
    <meta:editing-cycles>48</meta:editing-cycles>
    <meta:generator>LibreOffice/4.0.0.3$Windows_x86 LibreOffice_project/7545bee9c2a0782548772a21bc84a9dcc583b89</meta:generator>
    <meta:document-statistic meta:object-count="187"/>
  </office:meta>
</office:document-meta>
</file>